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Minions</text:p>
          </table:table-cell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 + Discards</text:p>
          </table:table-cell>
          <table:table-cell office:value-type="string" calcext:value-type="string">
            <text:p>When you discard N cards at once for any reason, deal N^2 damage to the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Pasta, Bo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g Enemy Level</text:p>
          </table:table-cell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Morale</text:p>
          </table:table-cell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e Inquisi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Players lose 1 Evil Point whenever they play a Minion. Lasts 2 turns.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13:41:37.0640357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10T15:42:18.884750432</dc:date>
    <meta:editing-duration>P6DT6H3M46S</meta:editing-duration>
    <meta:editing-cycles>882</meta:editing-cycles>
    <meta:document-statistic meta:table-count="10" meta:cell-count="2018" meta:object-count="0"/>
  </office:meta>
</office:document-meta>
</file>